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style:font-name="Liberation Serif1" fo:font-size="14pt" officeooo:rsid="000065ea" officeooo:paragraph-rsid="000065ea" style:font-size-asian="14pt" style:font-size-complex="14pt"/>
    </style:style>
    <style:style style:name="P2" style:family="paragraph" style:parent-style-name="Standard">
      <style:paragraph-properties fo:text-align="start" style:justify-single-word="false"/>
      <style:text-properties style:font-name="Liberation Serif1" fo:font-size="14pt" fo:font-weight="bold" officeooo:rsid="000065ea" officeooo:paragraph-rsid="0001b3c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1" fo:font-size="12pt" officeooo:rsid="000065ea" officeooo:paragraph-rsid="000065ea" style:font-size-asian="12pt" style:font-size-complex="12pt"/>
    </style:style>
    <style:style style:name="P4" style:family="paragraph" style:parent-style-name="Standard">
      <style:paragraph-properties fo:text-align="center" style:justify-single-word="false"/>
      <style:text-properties style:font-name="Liberation Serif1" fo:font-size="12pt" officeooo:rsid="000065ea" officeooo:paragraph-rsid="0001b3ce" style:font-size-asian="12pt" style:font-size-complex="12pt"/>
    </style:style>
    <style:style style:name="P5" style:family="paragraph" style:parent-style-name="Standard">
      <style:paragraph-properties fo:text-align="center" style:justify-single-word="false"/>
      <style:text-properties style:font-name="Liberation Serif1" fo:font-size="12pt" officeooo:rsid="000065ea" officeooo:paragraph-rsid="00035914" style:font-size-asian="12pt" style:font-size-complex="12pt"/>
    </style:style>
    <style:style style:name="P6" style:family="paragraph" style:parent-style-name="Standard">
      <style:paragraph-properties fo:text-align="justify" style:justify-single-word="false"/>
      <style:text-properties style:font-name="Liberation Serif1" fo:font-size="12pt" officeooo:rsid="000065ea" officeooo:paragraph-rsid="0001b3ce" style:font-size-asian="12pt" style:font-size-complex="12pt"/>
    </style:style>
    <style:style style:name="P7" style:family="paragraph" style:parent-style-name="Standard">
      <style:paragraph-properties fo:text-align="start" style:justify-single-word="false"/>
      <style:text-properties style:font-name="Liberation Serif1" fo:font-size="12pt" officeooo:rsid="000065ea" officeooo:paragraph-rsid="0001b3ce" style:font-size-asian="12pt" style:font-size-complex="12pt"/>
    </style:style>
    <style:style style:name="P8" style:family="paragraph" style:parent-style-name="Standard">
      <style:paragraph-properties fo:text-align="center" style:justify-single-word="false"/>
      <style:text-properties style:font-name="Liberation Serif1" fo:font-size="16pt" officeooo:rsid="000065ea" officeooo:paragraph-rsid="000065ea" style:font-size-asian="16pt" style:font-size-complex="16pt"/>
    </style:style>
    <style:style style:name="T1" style:family="text">
      <style:text-properties officeooo:rsid="0001b3ce"/>
    </style:style>
    <style:style style:name="T2" style:family="text">
      <style:text-properties style:font-name="Liberation Serif" officeooo:rsid="0001b3ce"/>
    </style:style>
    <style:style style:name="T3" style:family="text">
      <style:text-properties style:font-name="Liberation Serif" officeooo:rsid="000359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Coloque o t</text:span>ítulo do <text:span text:style-name="T1">aqui</text:span></text:p>
      <text:p text:style-name="P1"/>
      <text:p text:style-name="P3">Autor 1<text:span text:style-name="T2">¹</text:span>, <text:span text:style-name="T1">Autor 2</text:span><text:span text:style-name="T2">²</text:span><text:span text:style-name="T1"> e Autor 3</text:span><text:span text:style-name="T2">³</text:span></text:p>
      <text:p text:style-name="P3"><text:span text:style-name="T2"/></text:p>
      <text:p text:style-name="P4"><text:span text:style-name="T2">¹ Departamento de Matemática, Universidade X, Cidade, País</text:span></text:p>
      <text:p text:style-name="P4"><text:span text:style-name="T2">² Departamento de Ensino, Universidade Y, Cidade, País</text:span></text:p>
      <text:p text:style-name="P5"><text:span text:style-name="T2">³ </text:span><text:span text:style-name="T3">Departamento de Computação, Universidade Z, Cidade, País</text:span></text:p>
      <text:p text:style-name="P5"><text:span text:style-name="T3"/></text:p>
      <text:p text:style-name="P4"><text:span text:style-name="T2"/></text:p>
      <text:p text:style-name="P6"><text:span text:style-name="T2"><text:tab/>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text:span></text:p>
      <text:p text:style-name="P6"><text:span text:style-name="T2"/></text:p>
      <text:p text:style-name="P4"><text:span text:style-name="T2"/></text:p>
      <text:p text:style-name="P2"><text:span text:style-name="T2">Agradecimentos</text:span></text:p>
      <text:p text:style-name="P4"><text:span text:style-name="T2"/></text:p>
      <text:p text:style-name="P7"><text:span text:style-name="T2">À Capes pelo apoio financeiro …</text:span></text:p>
      <text:p text:style-name="P7"><text:span text:style-name="T2"/></text:p>
      <text:p text:style-name="P2"><text:span text:style-name="T2">Referências</text:span></text:p>
      <text:p text:style-name="P7"><text:span text:style-name="T2"/></text:p>
      <text:p text:style-name="P7"><text:span text:style-name="T2">[1] Autores, “Tı́tulo do trabalho”,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1598in" fo:margin-bottom="1.1598in" fo:margin-left="1.4098in" fo:margin-right="1.1598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3:36:29.899239862</meta:creation-date>
    <dc:date>2022-06-13T14:16:44.377279362</dc:date>
    <meta:editing-duration>PT9M53S</meta:editing-duration>
    <meta:editing-cycles>1</meta:editing-cycles>
    <meta:document-statistic meta:table-count="0" meta:image-count="0" meta:object-count="0" meta:page-count="1" meta:paragraph-count="10" meta:word-count="183" meta:character-count="1187" meta:non-whitespace-character-count="1017"/>
    <meta:generator>LibreOffice/7.3.4.1$Linux_X86_64 LibreOffice_project/30$Build-1</meta:generator>
  </office:meta>
</office:document-meta>
</file>